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criptNestedTests.checkInitialDatabas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lassLevelMergeSqlMergeModeTests.mer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lassLevelMergeSqlMergeModeTests.overr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OverrideSqlMergeModeTests.mer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NestedTests.sq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OverrideSqlMergeModeTests.overr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s.nestedSq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ClassLevelMergeSqlMergeMode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OverrideSqlMergeMode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sts.checkInitialDatabas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criptNestedTests.countRowsInTabl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